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cd4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e973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cd4a4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e9738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normal" officeooo:rsid="00ac7a27" officeooo:paragraph-rsid="00ac7a2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c264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e973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c264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e973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c264e" officeooo:paragraph-rsid="00ac264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c264e" officeooo:paragraph-rsid="00ac264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22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23" style:family="paragraph" style:parent-style-name="Standard">
      <style:paragraph-properties fo:text-align="center" style:justify-single-word="false"/>
      <style:text-properties officeooo:rsid="00a0ac45" officeooo:paragraph-rsid="00acd4a4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7a2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d4a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db4a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cd4a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db4a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c264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e973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d4a4" officeooo:paragraph-rsid="00acd4a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7a27" officeooo:paragraph-rsid="00ac7a2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c7a27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db4a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c7a27" officeooo:paragraph-rsid="00ac7a2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22836" officeooo:paragraph-rsid="00ac7a2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22836" officeooo:paragraph-rsid="00adb4a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c264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cd4a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6b642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ac7a2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acd4a4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adb4a1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ae973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b18158" style:font-size-asian="14pt" style:font-weight-asian="bold" style:font-size-complex="14pt" style:font-weight-complex="bold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style:text-underline-style="none" style:font-size-asian="10pt" style:font-size-complex="10pt"/>
    </style:style>
    <style:style style:name="T13" style:family="text">
      <style:text-properties style:font-name="Times New Roman" fo:font-size="10pt" style:text-underline-style="none" officeooo:rsid="00a5db55" style:font-size-asian="10pt" style:font-size-complex="10pt"/>
    </style:style>
    <style:style style:name="T14" style:family="text">
      <style:text-properties officeooo:rsid="00a66a71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b18158" style:font-size-asian="14pt" style:font-size-complex="14pt"/>
    </style:style>
    <style:style style:name="T19" style:family="text">
      <style:text-properties officeooo:rsid="00a895f3"/>
    </style:style>
    <style:style style:name="T20" style:family="text">
      <style:text-properties officeooo:rsid="00ac7a27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a66a71" style:font-size-asian="12pt" style:font-size-complex="12pt"/>
    </style:style>
    <style:style style:name="T23" style:family="text">
      <style:text-properties officeooo:rsid="00acd4a4"/>
    </style:style>
    <style:style style:name="T24" style:family="text">
      <style:text-properties officeooo:rsid="00adb4a1"/>
    </style:style>
    <style:style style:name="T25" style:family="text">
      <style:text-properties officeooo:rsid="00b0fa8b"/>
    </style:style>
    <style:style style:name="T26" style:family="text">
      <style:text-properties officeooo:rsid="00b1f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6">Modified APA Formatting for Marron </text:span><text:span text:style-name="T15">Document</text:span><text:span text:style-name="T16">s</text:span></text:p>
      <text:p text:style-name="P11"><text:span text:style-name="T22">B</text:span><text:span text:style-name="T21">elow you will find</text:span><text:span text:style-name="T17"> i) a guide to the organizational format for all homework assignments (unless duly noted), ii) the format for the Pull</text:span><text:span text:style-name="T18">um</text:span><text:span text:style-name="T17"> critique, and iii) the format for the critique of <text:s/>“Charlotte’s Web.”</text:span></text:p>
      <text:p text:style-name="P6">---------------------------------------------------------------------------------------------------------------------------------------</text:p>
      <text:p text:style-name="P2"><text:span text:style-name="T25">Your </text:span>Name</text:p>
      <text:p text:style-name="P2">IT <text:span text:style-name="T19"># </text:span>(Marron)</text:p>
      <text:p text:style-name="P8">HW_#</text:p>
      <text:p text:style-name="P7">Date</text:p>
      <text:p text:style-name="P5"/>
      <text:p text:style-name="P22"><text:span text:style-name="T2">Task </text:span><text:span text:style-name="T3">1</text:span><text:span text:style-name="T2">: </text:span><text:span text:style-name="T1">Title </text:span><text:span text:style-name="T4">of Task</text:span><text:span text:style-name="T9"> </text:span><text:span text:style-name="T10">(14pt Times New Roman, center, bold)</text:span></text:p>
      <text:p text:style-name="P26"/>
      <text:p text:style-name="P24"><text:span text:style-name="T23">Main </text:span><text:span text:style-name="T20">Heading </text:span><text:span text:style-name="T23">1</text:span><text:span text:style-name="T20"> (</text:span><text:span text:style-name="T14">Level 1</text:span><text:span text:style-name="T20">)</text:span> <text:span text:style-name="T9">(1</text:span><text:span text:style-name="T11">2</text:span><text:span text:style-name="T9">pt Times New Roman, </text:span><text:span text:style-name="T11">center</text:span><text:span text:style-name="T9">, bold)</text:span></text:p>
      <text:p text:style-name="P32"><text:span text:style-name="T20">Subheading </text:span><text:span text:style-name="T23">1 </text:span><text:span text:style-name="T20"><text:s/>(</text:span><text:span text:style-name="T14">Level 2</text:span><text:span text:style-name="T20">)</text:span><text:span text:style-name="T14"> </text:span><text:span text:style-name="T12">(1</text:span><text:span text:style-name="T13">2</text:span><text:span text:style-name="T12">pt Times New Roman, </text:span><text:span text:style-name="T13">L</text:span><text:span text:style-name="T12">, </text:span><text:span text:style-name="T13">underline</text:span><text:span text:style-name="T12">)</text:span></text:p>
      <text:p text:style-name="P28"/>
      <text:p text:style-name="P34"><text:span text:style-name="T20">Subheading </text:span><text:span text:style-name="T23">2</text:span><text:span text:style-name="T20"> (</text:span><text:span text:style-name="T14">Level 2</text:span><text:span text:style-name="T20">)</text:span><text:span text:style-name="T14"> </text:span></text:p>
      <text:p text:style-name="P28"/>
      <text:p text:style-name="P34"><text:span text:style-name="T20">Subheading </text:span><text:span text:style-name="T23">3</text:span><text:span text:style-name="T20"> (</text:span><text:span text:style-name="T14">Level 2</text:span><text:span text:style-name="T20">)</text:span><text:span text:style-name="T14"> </text:span></text:p>
      <text:p text:style-name="P34"/>
      <text:p text:style-name="P38">etc</text:p>
      <text:p text:style-name="P28"/>
      <text:p text:style-name="P40">Main Heading 2</text:p>
      <text:p text:style-name="P34"><text:span text:style-name="T20">Subheading </text:span><text:span text:style-name="T23">1</text:span></text:p>
      <text:p text:style-name="P29"/>
      <text:p text:style-name="P34"><text:span text:style-name="T20">Subheading </text:span><text:span text:style-name="T23">2</text:span></text:p>
      <text:p text:style-name="P33"/>
      <text:p text:style-name="P38">etc …...</text:p>
      <text:p text:style-name="P38"/>
      <text:p text:style-name="P23"><text:span text:style-name="T2">Task </text:span><text:span text:style-name="T5">2</text:span><text:span text:style-name="T2">: </text:span><text:span text:style-name="T1">Title </text:span><text:span text:style-name="T4">of Task</text:span><text:span text:style-name="T9"> </text:span></text:p>
      <text:p text:style-name="P27"/>
      <text:p text:style-name="P25"><text:span text:style-name="T23">Main </text:span><text:span text:style-name="T20">Heading </text:span><text:span text:style-name="T23">1</text:span></text:p>
      <text:p text:style-name="P34"><text:span text:style-name="T20">Subheading</text:span><text:span text:style-name="T23">1 </text:span></text:p>
      <text:p text:style-name="P30"/>
      <text:p text:style-name="P34"><text:span text:style-name="T20">Subheading </text:span><text:span text:style-name="T23">2</text:span></text:p>
      <text:p text:style-name="P30"/>
      <text:p text:style-name="P34"><text:span text:style-name="T20">Subheading </text:span><text:span text:style-name="T23">3</text:span></text:p>
      <text:p text:style-name="P42"/>
      <text:p text:style-name="P39">etc…….</text:p>
      <text:p text:style-name="P43"/>
      <text:p text:style-name="P31"/>
      <text:p text:style-name="P41">Main Heading 2</text:p>
      <text:p text:style-name="P35"><text:span text:style-name="T20">Subheading </text:span><text:span text:style-name="T23">1</text:span></text:p>
      <text:p text:style-name="P31"/>
      <text:p text:style-name="P35"><text:span text:style-name="T20">Subheading </text:span><text:span text:style-name="T23">2</text:span></text:p>
      <text:p text:style-name="P35"/>
      <text:p text:style-name="P45">etc…..</text:p>
      <text:p text:style-name="P46"><text:soft-page-break/>------------------------------------------------------------------------------------------------------------------</text:p>
      <text:p text:style-name="P3"><text:span text:style-name="T25">Your </text:span>Name</text:p>
      <text:p text:style-name="P3">IT <text:span text:style-name="T19"># </text:span>(Marron)</text:p>
      <text:p text:style-name="P9">HW_#</text:p>
      <text:p text:style-name="P48">Date</text:p>
      <text:p text:style-name="P46"/>
      <text:p text:style-name="P36"><text:span text:style-name="T2">Task </text:span><text:span text:style-name="T6">1</text:span><text:span text:style-name="T2">: </text:span><text:span text:style-name="T5">A Critique of G. Pull</text:span><text:span text:style-name="T8">um</text:span><text:span text:style-name="T5">’s, </text:span><text:span text:style-name="T6">“Land of the Free”</text:span></text:p>
      <text:p text:style-name="P12"/>
      <text:p text:style-name="P14">Introduction</text:p>
      <text:p text:style-name="P14"/>
      <text:p text:style-name="P14"/>
      <text:p text:style-name="P14">Evaluation <text:span text:style-name="T24">of </text:span>Criticism<text:span text:style-name="T24">s</text:span></text:p>
      <text:p text:style-name="P19"><text:s/>Pull<text:span text:style-name="T26">um</text:span> <text:span text:style-name="T24">C</text:span>riticism #1</text:p>
      <text:p text:style-name="P19"/>
      <text:p text:style-name="P19"/>
      <text:p text:style-name="P19"/>
      <text:p text:style-name="P19"><text:s/>Pull<text:span text:style-name="T26">um</text:span> <text:span text:style-name="T24">C</text:span>riticism #<text:span text:style-name="T24">2</text:span></text:p>
      <text:p text:style-name="P14">Conclusion</text:p>
      <text:p text:style-name="P18"/>
      <text:p text:style-name="P46"/>
      <text:p text:style-name="P46">------------------------------------------------------------------------------------------------------------------</text:p>
      <text:p text:style-name="P4">Name</text:p>
      <text:p text:style-name="P4">IT <text:span text:style-name="T19"># </text:span>(Marron)</text:p>
      <text:p text:style-name="P10">HW_#</text:p>
      <text:p text:style-name="P49">Date</text:p>
      <text:p text:style-name="P47"/>
      <text:p text:style-name="P37"><text:span text:style-name="T2">Task </text:span><text:span text:style-name="T6">1</text:span><text:span text:style-name="T2">: <text:s/></text:span><text:span text:style-name="T5">A Critique of </text:span><text:span text:style-name="T7">E.B. White’s, “Charlotte’s Web”</text:span></text:p>
      <text:p text:style-name="P13"/>
      <text:p text:style-name="P15">Introduction</text:p>
      <text:p text:style-name="P15"/>
      <text:p text:style-name="P15"/>
      <text:p text:style-name="P16">Major Theme Development</text:p>
      <text:p text:style-name="P20">Theme 1</text:p>
      <text:p text:style-name="P20"/>
      <text:p text:style-name="P20"/>
      <text:p text:style-name="P20">Theme 2</text:p>
      <text:p text:style-name="P20"/>
      <text:p text:style-name="P16">Character Development</text:p>
      <text:p text:style-name="P20">Character 1</text:p>
      <text:p text:style-name="P20"/>
      <text:p text:style-name="P20"/>
      <text:p text:style-name="P20">Character 2</text:p>
      <text:p text:style-name="P20"/>
      <text:p text:style-name="P20"/>
      <text:p text:style-name="P20"/>
      <text:p text:style-name="P20"/>
      <text:p text:style-name="P20"/>
      <text:p text:style-name="P16"><text:soft-page-break/>Story Arc</text:p>
      <text:p text:style-name="P17"/>
      <text:p text:style-name="P17"/>
      <text:p text:style-name="P17"/>
      <text:p text:style-name="P16">Writing Style</text:p>
      <text:p text:style-name="P16"/>
      <text:p text:style-name="P16"/>
      <text:p text:style-name="P16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22T12:14:03.250572150</dc:date>
    <meta:editing-duration>PT12H28S</meta:editing-duration>
    <meta:editing-cycles>115</meta:editing-cycles>
    <meta:generator>LibreOffice/7.3.7.2$Linux_X86_64 LibreOffice_project/30$Build-2</meta:generator>
    <meta:document-statistic meta:table-count="0" meta:image-count="1" meta:object-count="0" meta:page-count="3" meta:paragraph-count="54" meta:word-count="186" meta:character-count="1414" meta:non-whitespace-character-count="1273"/>
  </office:meta>
</office:document-meta>
</file>